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20pt" style:text-underline-style="solid" style:text-underline-width="auto" style:text-underline-color="font-color" fo:font-weight="bold" officeooo:rsid="00039dca" officeooo:paragraph-rsid="00039dca" style:font-size-asian="17.5pt" style:font-weight-asian="bold" style:font-size-complex="20pt" style:font-weight-complex="bold"/>
    </style:style>
    <style:style style:name="P2" style:family="paragraph" style:parent-style-name="Standard">
      <style:paragraph-properties fo:text-align="start" style:justify-single-word="false"/>
      <style:text-properties style:font-name="Tahoma" fo:font-size="18pt" style:text-underline-style="none" fo:font-weight="normal" officeooo:rsid="00039dca" officeooo:paragraph-rsid="00039dca"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style:font-name="Tahoma" fo:font-size="18pt" style:text-underline-style="none" fo:font-weight="normal" officeooo:rsid="00039dca" officeooo:paragraph-rsid="00090524"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style:font-name="Tahoma" fo:font-size="18pt" style:text-underline-style="none" fo:font-weight="normal" officeooo:rsid="00068b0e" officeooo:paragraph-rsid="00068b0e"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style:font-name="Tahoma" fo:font-size="18pt" style:text-underline-style="none" fo:font-weight="normal" officeooo:rsid="0007e1b0" officeooo:paragraph-rsid="0007e1b0"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style:font-name="Tahoma" fo:font-size="18pt" style:text-underline-style="none" fo:font-weight="normal" officeooo:rsid="00090524" officeooo:paragraph-rsid="00090524"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style:font-name="Tahoma" fo:font-size="18pt" style:text-underline-style="none" fo:font-weight="normal" officeooo:rsid="00090524" officeooo:paragraph-rsid="00090524" fo:background-color="#fff200"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style:font-name="Tahoma" fo:font-size="18pt" style:text-underline-style="none" fo:font-weight="normal" officeooo:rsid="00039dca" officeooo:paragraph-rsid="00090524" fo:background-color="#fff200"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color="#000000" style:font-name="Tahoma" fo:font-size="18pt" style:text-underline-style="solid" style:text-underline-width="auto" style:text-underline-color="font-color" fo:font-weight="bold" officeooo:rsid="0024afd5" officeooo:paragraph-rsid="00090524" style:font-size-asian="18pt" style:font-weight-asian="bold" style:font-size-complex="18pt" style:font-weight-complex="bold"/>
    </style:style>
    <style:style style:name="P10" style:family="paragraph" style:parent-style-name="Standard">
      <style:paragraph-properties fo:text-align="start" style:justify-single-word="false"/>
      <style:text-properties fo:color="#000000" style:font-name="Tahoma" fo:font-size="18pt" style:text-underline-style="solid" style:text-underline-width="auto" style:text-underline-color="font-color" fo:font-weight="bold" officeooo:rsid="00252bb4" officeooo:paragraph-rsid="00090524" style:font-size-asian="18pt" style:font-weight-asian="bold" style:font-size-complex="18pt" style:font-weight-complex="bold"/>
    </style:style>
    <style:style style:name="P11" style:family="paragraph" style:parent-style-name="Standard">
      <style:paragraph-properties fo:text-align="start" style:justify-single-word="false"/>
      <style:text-properties fo:color="#000000" style:font-name="Tahoma" fo:font-size="18pt" style:text-underline-style="solid" style:text-underline-width="auto" style:text-underline-color="font-color" fo:font-weight="bold" officeooo:rsid="000b9f13" officeooo:paragraph-rsid="000b9f13" style:font-size-asian="18pt" style:font-weight-asian="bold" style:font-size-complex="18pt" style:font-weight-complex="bold"/>
    </style:style>
    <style:style style:name="P12" style:family="paragraph" style:parent-style-name="Standard">
      <style:paragraph-properties fo:text-align="start" style:justify-single-word="false"/>
      <style:text-properties fo:color="#000000" style:font-name="Tahoma" fo:font-size="18pt" style:text-underline-style="none" fo:font-weight="normal" officeooo:rsid="000b9f13" officeooo:paragraph-rsid="000b9f13" style:font-size-asian="18pt" style:font-weight-asian="normal" style:font-size-complex="18pt" style:font-weight-complex="normal"/>
    </style:style>
    <style:style style:name="P13" style:family="paragraph" style:parent-style-name="Standard">
      <style:paragraph-properties fo:text-align="start" style:justify-single-word="false"/>
      <style:text-properties fo:color="#000000" style:font-name="Tahoma" fo:font-size="18pt" style:text-underline-style="solid" style:text-underline-width="auto" style:text-underline-color="font-color" fo:font-weight="bold" officeooo:rsid="000a82da" officeooo:paragraph-rsid="000a82da" style:font-size-asian="18pt" style:font-weight-asian="bold" style:font-size-complex="18pt" style:font-weight-complex="bold"/>
    </style:style>
    <style:style style:name="P14" style:family="paragraph" style:parent-style-name="Standard">
      <style:paragraph-properties fo:text-align="start" style:justify-single-word="false"/>
      <style:text-properties fo:color="#000000" style:font-name="Tahoma" fo:font-size="18pt" style:text-underline-style="solid" style:text-underline-width="auto" style:text-underline-color="font-color" fo:font-weight="bold" officeooo:rsid="000d2edd" officeooo:paragraph-rsid="000d2edd" style:font-size-asian="18pt" style:font-weight-asian="bold" style:font-size-complex="18pt" style:font-weight-complex="bold"/>
    </style:style>
    <style:style style:name="P15" style:family="paragraph" style:parent-style-name="Standard">
      <style:paragraph-properties fo:text-align="start" style:justify-single-word="false"/>
      <style:text-properties fo:color="#000000" style:font-name="Tahoma" fo:font-size="18pt" style:text-underline-style="none" fo:font-weight="normal" officeooo:rsid="000a82da" officeooo:paragraph-rsid="000a82da" style:font-size-asian="18pt" style:font-weight-asian="normal" style:font-size-complex="18pt" style:font-weight-complex="normal"/>
    </style:style>
    <style:style style:name="P16" style:family="paragraph" style:parent-style-name="Standard">
      <style:paragraph-properties fo:text-align="start" style:justify-single-word="false"/>
      <style:text-properties fo:color="#000000" style:font-name="Wingdings" fo:font-size="18pt" style:text-underline-style="solid" style:text-underline-width="auto" style:text-underline-color="font-color" fo:font-weight="bold" officeooo:rsid="000f1188" officeooo:paragraph-rsid="000f1188"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weight="bold" officeooo:rsid="00090524" style:font-weight-asian="bold" style:font-weight-complex="bold"/>
    </style:style>
    <style:style style:name="T3" style:family="text">
      <style:text-properties fo:font-weight="bold" officeooo:rsid="000a82da" style:font-weight-asian="bold" style:font-weight-complex="bold"/>
    </style:style>
    <style:style style:name="T4" style:family="text">
      <style:text-properties fo:font-weight="bold" officeooo:rsid="000f1188" style:font-weight-asian="bold" style:font-weight-complex="bold"/>
    </style:style>
    <style:style style:name="T5" style:family="text">
      <style:text-properties fo:font-weight="bold" officeooo:rsid="00090524" fo:background-color="#fff200" loext:char-shading-value="0" style:font-weight-asian="bold" style:font-weight-complex="bold"/>
    </style:style>
    <style:style style:name="T6" style:family="text">
      <style:text-properties fo:font-weight="bold" officeooo:rsid="000a82da" fo:background-color="#fff200" loext:char-shading-value="0" style:font-weight-asian="bold" style:font-weight-complex="bold"/>
    </style:style>
    <style:style style:name="T7" style:family="text">
      <style:text-properties officeooo:rsid="0007e1b0"/>
    </style:style>
    <style:style style:name="T8" style:family="text">
      <style:text-properties officeooo:rsid="00090524"/>
    </style:style>
    <style:style style:name="T9" style:family="text">
      <style:text-properties style:text-underline-style="none"/>
    </style:style>
    <style:style style:name="T10" style:family="text">
      <style:text-properties style:text-underline-style="none" officeooo:rsid="00261ee1"/>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26134c" style:font-weight-asian="normal" style:font-weight-complex="normal"/>
    </style:style>
    <style:style style:name="T13" style:family="text">
      <style:text-properties style:text-underline-style="none" fo:font-weight="normal" officeooo:rsid="00261173" style:font-weight-asian="normal" style:font-weight-complex="normal"/>
    </style:style>
    <style:style style:name="T14" style:family="text">
      <style:text-properties style:text-underline-style="none" fo:font-weight="normal" officeooo:rsid="000b9f13" style:font-weight-asian="normal" style:font-weight-complex="normal"/>
    </style:style>
    <style:style style:name="T15" style:family="text">
      <style:text-properties style:text-underline-style="none" fo:font-weight="normal" officeooo:rsid="000d2edd" style:font-weight-asian="normal" style:font-weight-complex="normal"/>
    </style:style>
    <style:style style:name="T16" style:family="text">
      <style:text-properties style:text-underline-style="none" fo:font-weight="normal" officeooo:rsid="000e66b1" style:font-weight-asian="normal" style:font-weight-complex="normal"/>
    </style:style>
    <style:style style:name="T17" style:family="text">
      <style:text-properties style:text-position="super 58%" style:text-underline-style="none" fo:font-weight="normal" officeooo:rsid="00261173" style:font-weight-asian="normal" style:font-weight-complex="normal"/>
    </style:style>
    <style:style style:name="T18" style:family="text">
      <style:text-properties style:text-position="0% 100%" style:text-underline-style="none" fo:font-weight="normal" officeooo:rsid="00261173" style:font-weight-asian="normal" style:font-weight-complex="normal"/>
    </style:style>
    <style:style style:name="T19" style:family="text">
      <style:text-properties officeooo:rsid="000a82da"/>
    </style:style>
    <style:style style:name="T20" style:family="text">
      <style:text-properties officeooo:rsid="000a82da" fo:background-color="#fff200" loext:char-shading-value="0"/>
    </style:style>
    <style:style style:name="T21" style:family="text">
      <style:text-properties officeooo:rsid="00090524" fo:background-color="#fff200" loext:char-shading-value="0"/>
    </style:style>
    <style:style style:name="T22" style:family="text">
      <style:text-properties officeooo:rsid="000e66b1" fo:background-color="#fff2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utorial II: Reihen</text:p>
      <text:p text:style-name="P1"/>
      <text:p text:style-name="P2">Nachdem Sie gerade gelernt haben, wie das Grund- bzw. Punktspiel funktioniert, lernen Sie jetzt das Fortgeschrittenen- bzw. Reihenspiel.</text:p>
      <text:p text:style-name="P2"/>
      <text:p text:style-name="P2">Das Spielgeschehen mit Zug- sowie den Schlagregeln bleibt erhalten, allerdings ändern sich die Siegesbedingungen.</text:p>
      <text:p text:style-name="P2"/>
      <text:p text:style-name="P2">Um das Spiel zu gewinnen <text:span text:style-name="T8">gibt es mehrere Möglichkeiten. Vor Beginn des Spieles wird sich auf </text:span><text:span text:style-name="T4">EINE</text:span><text:span text:style-name="T8"> der folgenden Siegesbedingungen geeinigt:</text:span></text:p>
      <text:p text:style-name="P6">1. Kleiner Sieg:</text:p>
      <text:p text:style-name="P3"><text:tab/><text:span text:style-name="T19">1) Die gegnerische Pyramide muss geschlagen werden</text:span></text:p>
      <text:p text:style-name="P3"><text:span text:style-name="T2"><text:tab/></text:span><text:span text:style-name="T19">2)</text:span><text:span text:style-name="T3"> </text:span><text:span text:style-name="T2">Eine</text:span><text:span text:style-name="T8"> Reihe muss mit 3 Steinen gebildet werden</text:span></text:p>
      <text:p text:style-name="P7">2. Mittlerer Sieg:</text:p>
      <text:p text:style-name="P8"><text:tab/><text:span text:style-name="T19">1) Die gegnerische Pyramide muss geschlagen werden</text:span></text:p>
      <text:p text:style-name="P8"><text:span text:style-name="T2"><text:tab/></text:span><text:span text:style-name="T19">2)</text:span><text:span text:style-name="T3"> </text:span><text:span text:style-name="T2">Zwei</text:span><text:span text:style-name="T8"> Reihen müssen gebildet werden, dafür dürfen<text:line-break/> <text:s text:c="9"/>nur 4 Steine verwendet werden</text:span></text:p>
      <text:p text:style-name="P7">3. Großer Sieg:</text:p>
      <text:p text:style-name="P8"><text:tab/><text:span text:style-name="T19">1) Die gegnerische Pyramide muss geschlagen werden</text:span></text:p>
      <text:p text:style-name="P3"><text:span text:style-name="T5"><text:tab/></text:span><text:span text:style-name="T20">2)</text:span><text:span text:style-name="T6"> </text:span><text:span text:style-name="T5">Drei</text:span><text:span text:style-name="T21"> Reihen m</text:span><text:span text:style-name="T22">ü</text:span><text:span text:style-name="T21">ss</text:span><text:span text:style-name="T22">en mit 5 Steinen</text:span><text:span text:style-name="T21"> gebildet werden</text:span><text:tab/></text:p>
      <text:p text:style-name="P2"/>
      <text:p text:style-name="P2">Eine Reihe versteht sich als drei zusammengehörende Steine, die in einer Zeile liegen müssen. <text:span text:style-name="T8">Diese kann nur in der gegnerischen Hälfte gebildet werden.</text:span></text:p>
      <text:p text:style-name="P2"/>
      <text:p text:style-name="P2">Dabei ist zu beachten, dass kein <text:span text:style-name="T1">Stein</text:span> zwischen ihnen liegen darf, freie Felder sind jedoch erlaubt.</text:p>
      <text:p text:style-name="P2"/>
      <text:p text:style-name="P4">Kündigt man an, eine Reihe aufstellen zu wollen, so dürfen die an dieser Reihen beteiligten Steine nicht geschmissen werden.</text:p>
      <text:p text:style-name="P4"><text:soft-page-break/></text:p>
      <text:p text:style-name="P4"/>
      <text:p text:style-name="P4">WICHTIG: MAN DARF/KANN NUR EINE REIHE GLEICHZEITIG AUFSTELLEN.</text:p>
      <text:p text:style-name="P4">Eine Reihe kann jedoch jederzeit abgebrochen werden.</text:p>
      <text:p text:style-name="P4">Damit erlischt jedoch auch <text:span text:style-name="T7">der Vorteil des Schutzes.</text:span></text:p>
      <text:p text:style-name="P4">→<text:span text:style-name="T7"> man kann geschlagen werden!</text:span></text:p>
      <text:p text:style-name="P4"/>
      <text:p text:style-name="P5">Es gibt drei verschiedene Arten von Reihen:</text:p>
      <text:p text:style-name="P9"><text:span text:style-name="T9">Arithmetische Reihe: </text:span><text:span text:style-name="T11">Der Wert des mittleren Steines beträgt die halbe Summe der äußeren Steinwerte [a][b][c]: b=(a+c)/2 <text:s text:c="3"/></text:span><text:span text:style-name="T13">Bsp.: 3, 5, 7</text:span></text:p>
      <text:p text:style-name="P10"><text:span text:style-name="T9">Geometrische Reihe: <text:s/></text:span><text:span text:style-name="T11">(a/b)=(b/c) </text:span><text:span text:style-name="T17"><text:s/></text:span><text:span text:style-name="T18"><text:s/>Bsp: 2, 4, 8</text:span></text:p>
      <text:p text:style-name="P10"><text:span text:style-name="T10">Harmonische</text:span><text:span text:style-name="T9"> Reihe: </text:span><text:span text:style-name="T11">(a/c)=(b-a)/(c-b) </text:span><text:span text:style-name="T12">c=a*2</text:span><text:span text:style-name="T13"> </text:span><text:span text:style-name="T12">Bsp: 3, 4, 6</text:span></text:p>
      <text:p text:style-name="P11"><text:span text:style-name="T12">D</text:span><text:span text:style-name="T11">ie Position der Steine ist hierbei egal (abc, bac, usw)</text:span></text:p>
      <text:p text:style-name="P12"><text:s/></text:p>
      <text:p text:style-name="P13"><text:span text:style-name="T12">S</text:span><text:span text:style-name="T11">teinraub:</text:span></text:p>
      <text:p text:style-name="P15">Nachdem man einen gegnerischen Stein geschlagen hat, erhält man diesen als eigenen Stein in sein Inventar.</text:p>
      <text:p text:style-name="P13"><text:span text:style-name="T11">Man </text:span><text:span text:style-name="T14">kann jederzeit eine</text:span><text:span text:style-name="T15">n</text:span><text:span text:style-name="T14"> Zug verwenden, um einen Stein aus dem Inventar in die gegnerische Hälfte legen. Er darf nur als Teil einer Reihe dienen und sich nicht bewegen. Es darf gleichzeitig nur ein Stein aus dem Inventar auf dem Feld liegen.</text:span></text:p>
      <text:p text:style-name="P14"><text:span text:style-name="T14">W</text:span><text:span text:style-name="T11">ird die Reihe aufgelöst, so verschwindet der Stein für den Rest des Spiels vo</text:span><text:span text:style-name="T16">n</text:span><text:span text:style-name="T11"> Feld und Inventar.</text:span></text:p>
      <text:p text:style-name="P14"><text:span text:style-name="T11"/></text:p>
      <text:p text:style-name="P16"><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14:19:04.777000000</meta:creation-date>
    <dc:date>2018-04-09T14:35:38.931000000</dc:date>
    <meta:editing-duration>PT54M2S</meta:editing-duration>
    <meta:editing-cycles>7</meta:editing-cycles>
    <meta:generator>LibreOffice/5.4.2.2$Windows_X86_64 LibreOffice_project/22b09f6418e8c2d508a9eaf86b2399209b0990f4</meta:generator>
    <meta:document-statistic meta:table-count="0" meta:image-count="0" meta:object-count="0" meta:page-count="2" meta:paragraph-count="30" meta:word-count="331" meta:character-count="2167" meta:non-whitespace-character-count="1841"/>
  </office:meta>
</office:document-meta>
</file>